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STranscoder.transcode( Document document , String uri , TranscoderOutput outp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AbstractPSTranscoder.createBridge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PSTranscoder.AbstractPSTrans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